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2db9d" officeooo:paragraph-rsid="0012db9d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3302f" officeooo:paragraph-rsid="0013302f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5a21a" officeooo:paragraph-rsid="0015a21a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5a21a" officeooo:paragraph-rsid="001bb5c8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paragraph-rsid="0012db9d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791e7" officeooo:paragraph-rsid="001bb5c8" style:font-name-asian="Courier New" style:font-size-asian="10pt" style:font-name-complex="Liberation Mono" style:font-size-complex="10pt"/>
    </style:style>
    <style:style style:name="P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791e7" officeooo:paragraph-rsid="001bb5c8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2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Liberation Mono" fo:font-size="10pt" officeooo:rsid="0012db9d" officeooo:paragraph-rsid="0012db9d" style:font-name-asian="Courier New" style:font-size-asian="10pt" style:font-name-complex="Liberation Mono" style:font-size-complex="10pt"/>
    </style:style>
    <style:style style:name="T1" style:family="text">
      <style:text-properties officeooo:rsid="0012db9d"/>
    </style:style>
    <style:style style:name="T2" style:family="text">
      <style:text-properties officeooo:rsid="0013f21a"/>
    </style:style>
    <style:style style:name="T3" style:family="text">
      <style:text-properties officeooo:rsid="001791e7"/>
    </style:style>
    <style:style style:name="T4" style:family="text">
      <style:text-properties officeooo:rsid="0018ef37"/>
    </style:style>
    <style:style style:name="T5" style:family="text">
      <style:text-properties officeooo:rsid="001bb5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53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Start Server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2">Pop up advanced web service <text:span text:style-name="T2">URL</text:span>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<text:span text:style-name="T1">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Start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3">DM <text:span text:style-name="T4">wants to start the local server and by clicking “Start Server” or related hotkey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4">DM clicks the Start Server button, or input the related hot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2130267429690346584" text:style-name="L1">
              <text:list-header>
                <text:p text:style-name="P7"><text:s text:c="3"/>1. DM clicks Start Server button or input related </text:p>
              </text:list-header>
            </text:list>
            <text:p text:style-name="P8"><text:span text:style-name="T4"><text:s text:c="6"/>hotkey</text:span></text:p>
            <text:p text:style-name="P8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5680073159559984507" text:style-name="L2">
              <text:list-header>
                <text:p text:style-name="P9"><text:span text:style-name="T3"><text:s text:c="3"/>1. Local server will be started</text:span></text:p>
              </text:list-header>
            </text:list>
            <text:p text:style-name="P1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4"><text:s text:c="3"/>1. DM wants to <text:span text:style-name="T4">start</text:span> the <text:span text:style-name="T4">local </text:span>server for application</text:p>
            <text:p text:style-name="P5"><text:s text:c="3"/>2. DM clicks Start Server button or input related </text:p>
            <text:p text:style-name="P5"><text:span text:style-name="T4"><text:s text:c="6"/>hotkey</text:span></text:p>
            <text:p text:style-name="P4"><text:s text:c="3"/>3. <text:span text:style-name="T4">Local server will be started</text:span>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6"><text:span text:style-name="T1">None</text:span></text:p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3:37.927000000</dc:date>
    <meta:editing-duration>PT1H10M32S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02" meta:character-count="599" meta:non-whitespace-character-count="493"/>
  </office:meta>
</office:document-meta>
</file>